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a5824" officeooo:paragraph-rsid="001a5824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a5824" officeooo:paragraph-rsid="001a582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b4143" officeooo:paragraph-rsid="001b4143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203988" officeooo:paragraph-rsid="00203988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2172fd" officeooo:paragraph-rsid="002172f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24ed5e" officeooo:paragraph-rsid="0024ed5e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28e21b" officeooo:paragraph-rsid="0028e21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1f09c9" officeooo:paragraph-rsid="0028e21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2b0b00" officeooo:paragraph-rsid="002b0b00" style:font-size-asian="10.5pt" style:font-weight-asian="normal" style:font-size-complex="12pt" style:font-weight-complex="normal"/>
    </style:style>
    <style:style style:name="T1" style:family="text">
      <style:text-properties officeooo:rsid="001b4143"/>
    </style:style>
    <style:style style:name="T2" style:family="text">
      <style:text-properties officeooo:rsid="001d3433"/>
    </style:style>
    <style:style style:name="T3" style:family="text">
      <style:text-properties officeooo:rsid="001e7464"/>
    </style:style>
    <style:style style:name="T4" style:family="text">
      <style:text-properties officeooo:rsid="0028e21b"/>
    </style:style>
    <style:style style:name="T5" style:family="text">
      <style:text-properties officeooo:rsid="002b0b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tails des pages du site </text:p>
      <text:p text:style-name="P1"/>
      <text:p text:style-name="P2"><text:span text:style-name="T5">Projet/</text:span>pageacceuil.<text:span text:style-name="T1">php</text:span> → Page <text:span text:style-name="T1">d’accueil</text:span> du site <text:span text:style-name="T1">si l’utilisateur est connecté</text:span></text:p>
      <text:p text:style-name="P7"><text:span text:style-name="T5">Projet</text:span>/pageacceuilins.php → page d’acceuil du site <text:span text:style-name="T5">après inscription de l’utilisateur</text:span></text:p>
      <text:p text:style-name="P3"><text:span text:style-name="T5">Projet</text:span>/pageacceuil.html→Page d’accueil du site si l’utilisateur n’est pas connecté <text:s/></text:p>
      <text:p text:style-name="P2"><text:span text:style-name="T5">Projet/Pe</text:span>titions.<text:span text:style-name="T2">php</text:span> → affiche les pétitions les plus récentes créé</text:p>
      <text:p text:style-name="P2"><text:span text:style-name="T5">Projet/Pe</text:span>titionsEnvironment.<text:span text:style-name="T3">php</text:span> → affiche les pétitions <text:span text:style-name="T5">environnementales</text:span></text:p>
      <text:p text:style-name="P2"><text:tab/><text:tab/><text:tab/> <text:s text:c="10"/>de même pour toutes les autres catégories.</text:p>
      <text:p text:style-name="P8"><text:span text:style-name="T5">Projet/c</text:span>onnectMaBase .php → fichier permettant de se connecter a la base de données</text:p>
      <text:p text:style-name="P8"><text:span text:style-name="T5">Projet/</text:span>connexion2.php → Permet à l’utilisateur de se connecter</text:p>
      <text:p text:style-name="P5"><text:span text:style-name="T5">Projet/</text:span>connecté.html → affiche à l’utilisateur qu’il est connecté</text:p>
      <text:p text:style-name="P4"><text:span text:style-name="T5">Projet/</text:span>inscription2.php → Permet à l’utilisateur de s’in<text:span text:style-name="T5">s</text:span>crire</text:p>
      <text:p text:style-name="P4"><text:span text:style-name="T5">Projet/</text:span>CreerPetitions.php → Permet à un utilisateur connecté de créer une pétition</text:p>
      <text:p text:style-name="P6"><text:span text:style-name="T5">Projet/</text:span>Signe.php → Dis à l’utilisateur qu’il a signé et incrémente le nombre de signature</text:p>
      <text:p text:style-name="P7"><text:span text:style-name="T5">Projet</text:span>/install.php → installe la base de données</text:p>
      <text:p text:style-name="P7"><text:span text:style-name="T5">Projet</text:span>/dejasigne.html → message afficher si vous essayez de signé une pétition une deuxième fois</text:p>
      <text:p text:style-name="P7"><text:span text:style-name="T5">Projet</text:span>/Mauvaisidmdp.php → Si l’utilisateur se trompe de mot de passe ou identifiant en se connectant</text:p>
      <text:p text:style-name="P7"><text:span text:style-name="T5">Projet</text:span>/deconnexion.php → affiche à l’utilisateur qu’il est bien d<text:span text:style-name="T5">é</text:span>connecté</text:p>
      <text:p text:style-name="P9">Projet/connexion.php → Apparaît lorsque l’utilisateur tente de consulter une pétition sans être <text:tab/><text:tab/><text:tab/><text:tab/> <text:s text:c="4"/>connecté</text:p>
      <text:p text:style-name="P9">Projet/Pagepetition.php → affiche la pétition que l’utilisateur souhaite consulter</text:p>
      <text:p text:style-name="P9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2:40:51.938000000</meta:creation-date>
    <dc:date>2017-05-20T20:00:51.649000000</dc:date>
    <meta:editing-duration>PT2H</meta:editing-duration>
    <meta:editing-cycles>7</meta:editing-cycles>
    <meta:generator>LibreOffice/5.2.3.3$Windows_x86 LibreOffice_project/d54a8868f08a7b39642414cf2c8ef2f228f780cf</meta:generator>
    <meta:document-statistic meta:table-count="0" meta:image-count="0" meta:object-count="0" meta:page-count="1" meta:paragraph-count="19" meta:word-count="184" meta:character-count="1424" meta:non-whitespace-character-count="1233"/>
  </office:meta>
</office:document-meta>
</file>